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marker-start="Arrow" draw:marker-end="Arrow" draw:fill="none" draw:fill-color="#ffffff" draw:textarea-horizontal-align="left" draw:auto-grow-height="true" draw:auto-grow-width="false" fo:min-height="0.323cm" fo:min-width="0cm"/>
    </style:style>
    <style:style style:name="gr3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9966cc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c5000b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_20_concave" draw:marker-end-width="0.2cm" draw:fill="none" draw:textarea-vertical-align="middle"/>
    </style:style>
    <style:style style:name="gr9" style:family="graphic" style:parent-style-name="objectwithoutfill">
      <style:graphic-properties draw:marker-end="Arrow_20_concave" draw:marker-end-width="0.2cm"/>
    </style:style>
    <style:style style:name="gr10" style:family="graphic" style:parent-style-name="standard">
      <style:graphic-properties svg:stroke-color="#000000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language="ru" fo:country="RU"/>
    </style:style>
    <style:style style:name="P2" style:family="paragraph">
      <style:paragraph-properties fo:text-align="center">
        <style:tab-stops/>
      </style:paragraph-properties>
      <style:text-properties fo:language="ru" fo:country="RU"/>
    </style:style>
    <style:style style:name="P3" style:family="paragraph">
      <style:paragraph-properties fo:text-align="center">
        <style:tab-stops/>
      </style:paragraph-properties>
      <style:text-properties style:font-name="PT Sans Caption" fo:language="ru" fo:country="RU"/>
    </style:style>
    <style:style style:name="P4" style:family="paragraph">
      <style:paragraph-properties fo:text-align="center"/>
      <style:text-properties fo:font-size="14pt" fo:language="ru" fo:country="RU" style:font-size-asian="14pt" style:font-size-complex="14pt"/>
    </style:style>
    <style:style style:name="P5" style:family="paragraph">
      <style:paragraph-properties fo:text-align="center"/>
      <style:text-properties fo:color="#000000" style:font-name="PT Sans" fo:font-size="14pt" fo:language="ru" fo:country="RU" style:font-size-asian="14pt" style:font-size-complex="14pt"/>
    </style:style>
    <style:style style:name="P6" style:family="paragraph">
      <style:paragraph-properties fo:text-align="center"/>
      <style:text-properties style:font-name="PT Sans" fo:font-size="14pt" fo:language="ru" fo:country="RU" style:font-size-asian="14pt" style:font-size-complex="14pt"/>
    </style:style>
    <style:style style:name="P7" style:family="paragraph">
      <style:text-properties fo:language="ru" fo:country="RU"/>
    </style:style>
    <style:style style:name="T1" style:family="text">
      <style:text-properties style:font-name="PT Sans Caption"/>
    </style:style>
    <style:style style:name="T2" style:family="text">
      <style:text-properties fo:color="#000000" style:font-name="PT Sans" fo:language="ru" fo:country="RU"/>
    </style:style>
    <style:style style:name="T3" style:family="text">
      <style:text-properties style:font-name="PT Sans" fo:language="ru" fo:country="R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2cm" svg:height="13cm" svg:x="3.85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975cm" svg:height="1.073cm" svg:x="11.863cm" svg:y="1.782cm">
          <draw:text-box>
            <text:p text:style-name="P2"><text:span text:style-name="T1">Процесс сборки</text:span></text:p>
          </draw:text-box>
        </draw:frame>
        <draw:g>
          <draw:custom-shape draw:style-name="gr3" draw:text-style-name="P5" xml:id="id1" draw:id="id1" draw:layer="layout" svg:width="5cm" svg:height="1.5cm" svg:x="4.35cm" svg:y="8cm">
            <text:p text:style-name="P4"><text:span text:style-name="T2">Система</text:span></text:p>
            <text:p text:style-name="P4"><text:span text:style-name="T2">управления версиями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xml:id="id3" draw:id="id3" draw:layer="layout" svg:width="5cm" svg:height="1.5cm" svg:x="15.35cm" svg:y="8cm">
            <text:p text:style-name="P4"><text:span text:style-name="T2">Система</text:span></text:p>
            <text:p text:style-name="P4"><text:span text:style-name="T2">сборки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xml:id="id2" draw:id="id2" draw:layer="layout" svg:width="4cm" svg:height="1.5cm" svg:x="10.35cm" svg:y="8cm">
            <text:p text:style-name="P4"><text:span text:style-name="T3">Исходный код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6" draw:text-style-name="P6" xml:id="id4" draw:id="id4" draw:layer="layout" svg:width="4cm" svg:height="1.5cm" svg:x="10.35cm" svg:y="6cm">
            <text:p text:style-name="P4"><text:span text:style-name="T3">Артефакты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6" draw:text-style-name="P6" xml:id="id5" draw:id="id5" draw:layer="layout" svg:width="4cm" svg:height="1.5cm" svg:x="21.35cm" svg:y="6cm">
            <text:p text:style-name="P4"><text:span text:style-name="T3">Артефакты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7" draw:text-style-name="P5" xml:id="id6" draw:id="id6" draw:layer="layout" svg:width="5cm" svg:height="1.5cm" svg:x="15.35cm" svg:y="3.5cm">
            <text:p text:style-name="P4"><text:span text:style-name="T2">Хранилище</text:span></text:p>
            <text:p text:style-name="P4"><text:span text:style-name="T2">бинарных артефактов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" draw:text-style-name="P1" draw:layer="layout" svg:x1="9.35cm" svg:y1="8.75cm" svg:x2="10.35cm" svg:y2="8.75cm" draw:start-shape="id1" draw:start-glue-point="1" draw:end-shape="id2" draw:end-glue-point="5" svg:d="m9350 8750h1000" svg:viewBox="0 0 1001 1">
            <text:p/>
          </draw:connector>
          <draw:connector draw:style-name="gr8" draw:text-style-name="P1" draw:layer="layout" svg:x1="14.35cm" svg:y1="8.75cm" svg:x2="15.35cm" svg:y2="8.75cm" draw:start-shape="id2" draw:start-glue-point="7" draw:end-shape="id3" draw:end-glue-point="3" svg:d="m14350 8750h1000" svg:viewBox="0 0 1001 1">
            <text:p/>
          </draw:connector>
          <draw:connector draw:style-name="gr9" draw:text-style-name="P7" draw:layer="layout" draw:line-skew="-6.001cm -2.501cm 0.001cm" svg:x1="14.35cm" svg:y1="6.75cm" svg:x2="15.35cm" svg:y2="8.75cm" draw:start-shape="id4" draw:start-glue-point="7" draw:end-shape="id3" draw:end-glue-point="3" svg:d="m14350 6750h500v750 0 1250h500" svg:viewBox="0 0 1001 2001">
            <text:p/>
          </draw:connector>
          <draw:connector draw:style-name="gr8" draw:text-style-name="P1" draw:layer="layout" svg:x1="20.35cm" svg:y1="8.75cm" svg:x2="23.35cm" svg:y2="7.5cm" draw:start-shape="id3" draw:start-glue-point="1" draw:end-shape="id5" svg:d="m20350 8750h3000v-1250" svg:viewBox="0 0 3001 1251">
            <text:p/>
          </draw:connector>
          <draw:connector draw:style-name="gr8" draw:text-style-name="P1" draw:layer="layout" svg:x1="23.35cm" svg:y1="6cm" svg:x2="20.35cm" svg:y2="4.25cm" draw:start-shape="id5" draw:start-glue-point="4" draw:end-shape="id6" draw:end-glue-point="1" svg:d="m23350 6000v-1750h-3000" svg:viewBox="0 0 3001 1751">
            <text:p/>
          </draw:connector>
          <draw:connector draw:style-name="gr8" draw:text-style-name="P1" draw:layer="layout" svg:x1="15.35cm" svg:y1="4.25cm" svg:x2="12.35cm" svg:y2="6cm" draw:start-shape="id6" draw:start-glue-point="3" draw:end-shape="id4" draw:end-glue-point="4" svg:d="m15350 4250h-3000v1750" svg:viewBox="0 0 3001 1751">
            <text:p/>
          </draw:connector>
          <draw:custom-shape draw:style-name="gr10" draw:text-style-name="P6" xml:id="id10" draw:id="id10" draw:layer="layout" svg:width="4cm" svg:height="1.5cm" svg:x="21.35cm" svg:y="10cm">
            <text:p text:style-name="P4"><text:span text:style-name="T3">Модули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1" draw:text-style-name="P5" xml:id="id7" draw:id="id7" draw:layer="layout" svg:width="5cm" svg:height="1.5cm" svg:x="15.35cm" svg:y="12.5cm">
            <text:p text:style-name="P4"><text:span text:style-name="T2">Хранилище</text:span></text:p>
            <text:p text:style-name="P4"><text:span text:style-name="T2">модулей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xml:id="id9" draw:id="id9" draw:layer="layout" svg:width="5cm" svg:height="1.5cm" svg:x="4.35cm" svg:y="12.5cm">
            <text:p text:style-name="P4"><text:span text:style-name="T2">Машина конечного</text:span></text:p>
            <text:p text:style-name="P4"><text:span text:style-name="T2">пользователя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xml:id="id8" draw:id="id8" draw:layer="layout" svg:width="4cm" svg:height="1.5cm" svg:x="10.35cm" svg:y="12.5cm">
            <text:p text:style-name="P4"><text:span text:style-name="T3">Модули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onnector draw:style-name="gr8" draw:text-style-name="P1" draw:layer="layout" svg:x1="15.35cm" svg:y1="13.25cm" svg:x2="14.35cm" svg:y2="13.25cm" draw:start-shape="id7" draw:start-glue-point="3" draw:end-shape="id8" draw:end-glue-point="7" svg:d="m15350 13250h-1000" svg:viewBox="0 0 1001 1">
            <text:p/>
          </draw:connector>
          <draw:connector draw:style-name="gr8" draw:text-style-name="P1" draw:layer="layout" svg:x1="10.35cm" svg:y1="13.25cm" svg:x2="9.35cm" svg:y2="13.25cm" draw:start-shape="id8" draw:start-glue-point="5" draw:end-shape="id9" draw:end-glue-point="1" svg:d="m10350 13250h-1000" svg:viewBox="0 0 1001 1">
            <text:p/>
          </draw:connector>
          <draw:connector draw:style-name="gr8" draw:text-style-name="P1" draw:layer="layout" svg:x1="20.35cm" svg:y1="8.75cm" svg:x2="23.35cm" svg:y2="10cm" draw:start-shape="id3" draw:start-glue-point="1" draw:end-shape="id10" draw:end-glue-point="4" svg:d="m20350 8750h3000v1250" svg:viewBox="0 0 3001 1251">
            <text:p/>
          </draw:connector>
          <draw:connector draw:style-name="gr8" draw:text-style-name="P1" draw:layer="layout" svg:x1="23.35cm" svg:y1="11.5cm" svg:x2="20.35cm" svg:y2="13.25cm" draw:start-shape="id10" draw:start-glue-point="6" draw:end-shape="id7" draw:end-glue-point="1" svg:d="m23350 11500v1750h-3000" svg:viewBox="0 0 3001 175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7T00:09:37.599000000</meta:creation-date>
    <meta:editing-cycles>8</meta:editing-cycles>
    <meta:editing-duration>PT4H31M33S</meta:editing-duration>
    <dc:title>Процесс сборки</dc:title>
    <meta:generator>LibreOffice/4.1.5.3$Windows_x86 LibreOffice_project/1c1366bba2ba2b554cd2ca4d87c06da81c05d24</meta:generator>
    <meta:initial-creator>Basil</meta:initial-creator>
    <dc:date>2014-05-17T05:57:26.829000000</dc:date>
    <dc:creator>Basil</dc:creator>
    <meta:document-statistic meta:object-count="23"/>
  </office:meta>
</office:document-meta>
</file>